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Comic Sans MS"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omic Sans MS" fo:font-size="25pt" style:font-size-asian="25pt" style:font-size-complex="25pt"/>
    </style:style>
    <style:style style:name="P5" style:family="paragraph">
      <style:paragraph-properties fo:text-align="center"/>
      <style:text-properties style:font-name="Comic Sans MS" fo:font-size="20pt" style:font-size-asian="20pt" style:font-size-complex="20pt"/>
    </style:style>
    <style:style style:name="P6" style:family="paragraph">
      <style:text-properties style:font-name="Comic Sans MS"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style:font-name="Comic Sans MS" fo:font-size="25pt" style:font-size-asian="25pt" style:font-size-complex="25pt"/>
    </style:style>
    <style:style style:name="T1" style:family="text">
      <style:text-properties style:font-name="Comic Sans MS" fo:font-size="25pt" style:font-size-asian="25pt" style:font-size-complex="25pt"/>
    </style:style>
    <style:style style:name="T2" style:family="text">
      <style:text-properties style:font-name="Comic Sans MS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2cm" svg:height="8cm" svg:x="1.2cm" svg:y="1.2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2cm" svg:height="10.4cm" svg:x="1.2cm" svg:y="9.5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8cm" svg:height="4.9cm" svg:x="9.8cm" svg:y="12cm">
          <text:p text:style-name="P3"><text:span text:style-name="T1">B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8cm" svg:height="1.5cm" svg:x="9.8cm" svg:y="10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5.8cm" svg:height="7.4cm" svg:x="9.8cm" svg:y="1.5cm">
          <text:p text:style-name="P3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07cm" svg:height="2.7cm" svg:x="12.432cm" svg:y="13.1cm">
          <text:p text:style-name="P3"><text:span text:style-name="T1">Malloc heap</text:span></text:p>
          <text:p text:style-name="P3"><text:span text:style-name="T1">(2k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08cm" svg:height="2.7cm" svg:x="19.092cm" svg:y="13.1cm">
          <text:p text:style-name="P3"><text:span text:style-name="T1">Haskell heap</text:span></text:p>
          <text:p text:style-name="P3"><text:span text:style-name="T1">(24k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63cm" svg:height="2.7cm" svg:x="12.622cm" svg:y="2.4cm">
          <text:p text:style-name="P3"><text:span text:style-name="T1">C code</text:span></text:p>
          <text:p text:style-name="P3"><text:span text:style-name="T1">compi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63cm" svg:height="2.7cm" svg:x="19.037cm" svg:y="2.4cm">
          <text:p text:style-name="P3"><text:span text:style-name="T1">Haskell code</text:span></text:p>
          <text:p text:style-name="P3"><text:span text:style-name="T1">compi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92cm" svg:height="2.7cm" svg:x="15.6cm" svg:y="5.8cm">
          <text:p text:style-name="P3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397cm" svg:height="1.038cm" svg:x="5.403cm" svg:y="1.262cm">
          <draw:text-box>
            <text:p><text:span text:style-name="T3">0x08000000</text:span></text:p>
          </draw:text-box>
        </draw:frame>
        <draw:frame draw:style-name="gr4" draw:text-style-name="P7" draw:layer="layout" svg:width="4.397cm" svg:height="1.038cm" svg:x="5.4cm" svg:y="8.1cm">
          <draw:text-box>
            <text:p><text:span text:style-name="T3">0x080027d0</text:span></text:p>
          </draw:text-box>
        </draw:frame>
        <draw:frame draw:style-name="gr4" draw:text-style-name="P7" draw:layer="layout" svg:width="4.397cm" svg:height="1.038cm" svg:x="5.403cm" svg:y="9.562cm">
          <draw:text-box>
            <text:p><text:span text:style-name="T3">0x20000000</text:span></text:p>
          </draw:text-box>
        </draw:frame>
        <draw:frame draw:style-name="gr4" draw:text-style-name="P7" draw:layer="layout" svg:width="4.397cm" svg:height="1.038cm" svg:x="5.404cm" svg:y="10.662cm">
          <draw:text-box>
            <text:p><text:span text:style-name="T3">0x20000490</text:span></text:p>
          </draw:text-box>
        </draw:frame>
        <draw:frame draw:style-name="gr4" draw:text-style-name="P7" draw:layer="layout" svg:width="4.397cm" svg:height="1.038cm" svg:x="5.403cm" svg:y="11.6cm">
          <draw:text-box>
            <text:p><text:span text:style-name="T3">0x20000500</text:span></text:p>
          </draw:text-box>
        </draw:frame>
        <draw:frame draw:style-name="gr4" draw:text-style-name="P7" draw:layer="layout" svg:width="4.359cm" svg:height="1.038cm" svg:x="5.44cm" svg:y="16.3cm">
          <draw:text-box>
            <text:p><text:span text:style-name="T3">0x200077ec</text:span></text:p>
          </draw:text-box>
        </draw:frame>
        <draw:custom-shape draw:style-name="gr2" draw:text-style-name="P4" draw:layer="layout" svg:width="15.8cm" svg:height="1.9cm" svg:x="9.8cm" svg:y="17.4cm">
          <text:p text:style-name="P3"><text:span text:style-name="T1">STACK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97cm" svg:height="1.038cm" svg:x="5.44cm" svg:y="18.7cm">
          <draw:text-box>
            <text:p><text:span text:style-name="T3">0x20008000</text:span></text:p>
          </draw:text-box>
        </draw:frame>
        <draw:frame draw:style-name="gr4" draw:text-style-name="P8" draw:layer="layout" svg:width="2.331cm" svg:height="1.479cm" svg:x="1.6cm" svg:y="4.462cm">
          <draw:text-box>
            <text:p text:style-name="P8"><text:span text:style-name="T1">11kB</text:span></text:p>
          </draw:text-box>
        </draw:frame>
        <draw:frame draw:style-name="gr4" draw:text-style-name="P8" draw:layer="layout" svg:width="1.933cm" svg:height="1.479cm" svg:x="1.985cm" svg:y="10.2cm">
          <draw:text-box>
            <text:p text:style-name="P8"><text:span text:style-name="T1">1kB</text:span></text:p>
          </draw:text-box>
        </draw:frame>
        <draw:frame draw:style-name="gr4" draw:text-style-name="P8" draw:layer="layout" svg:width="2.61cm" svg:height="1.479cm" svg:x="1.4cm" svg:y="13.7cm">
          <draw:text-box>
            <text:p text:style-name="P8"><text:span text:style-name="T1">29kB</text:span></text:p>
          </draw:text-box>
        </draw:frame>
        <draw:frame draw:style-name="gr4" draw:text-style-name="P8" draw:layer="layout" svg:width="2.073cm" svg:height="1.479cm" svg:x="1.9cm" svg:y="17.262cm">
          <draw:text-box>
            <text:p text:style-name="P8"><text:span text:style-name="T1">2kB</text:span></text:p>
          </draw:text-box>
        </draw:frame>
        <draw:custom-shape draw:style-name="gr5" draw:text-style-name="P3" draw:layer="layout" svg:width="1.5cm" svg:height="4.5cm" svg:x="3.9cm" svg:y="1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2.3cm" svg:x="3.9cm" svg:y="16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2.1cm" svg:x="3.9cm" svg:y="9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.5cm" svg:height="6.6cm" svg:x="3.9cm" svg:y="1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5.1cm" svg:height="1.7cm" svg:x="22.7cm" svg:y="17.8cm">
          <text:p text:style-name="P3"><text:span text:style-name="T1">Too large !</text:span></text:p>
          <draw:enhanced-geometry svg:viewBox="0 0 21600 21600" draw:text-areas="800 800 20800 20800" draw:type="round-rectangular-callout" draw:modifiers="4746.83395412664 -29498.4126984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7T07:16:56.041071555</dc:date>
    <dc:creator>Okabe Kiwamu</dc:creator>
    <meta:editing-duration>PT2H33M16S</meta:editing-duration>
    <meta:editing-cycles>200</meta:editing-cycles>
    <meta:generator>LibreOffice/4.1.4.2$Linux_X86_64 LibreOffice_project/410m0$Build-2</meta:generator>
    <meta:document-statistic meta:object-count="27"/>
  </office:meta>
</office:document-meta>
</file>